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L’HEM FET ENCARA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/>
          <table:table-cell table:style-name="ce20" office:value-type="string" calcext:value-type="string">
            <text:p>FALTA MOSTRA EL COUNT AMB EL Nº DE DEPARTAMENTS 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CONSULTA FETA CORRECTAMEN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/>
          <table:table-cell table:style-name="ce20" office:value-type="string" calcext:value-type="string">
            <text:p>NO SE SI ESTÀ CORREC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E COM ES F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E COM ES F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L’HEM FET ENCAR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E COM ES FA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3:01:51.518164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6T23:02:17.330127687</dc:date>
    <meta:editing-duration>PT1H10M34S</meta:editing-duration>
    <meta:editing-cycles>5</meta:editing-cycles>
    <meta:document-statistic meta:table-count="1" meta:cell-count="32" meta:object-count="0"/>
  </office:meta>
</office:document-meta>
</file>